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2a400"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f2a400"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style>
    <style:style style:name="P4" style:family="paragraph" style:parent-style-name="Standard" style:list-style-name="" style:master-page-name="Standard">
      <style:paragraph-properties fo:margin-top="0in" fo:margin-bottom="0.139in" fo:line-height="115%" style:page-number="auto"/>
      <style:text-properties fo:color="#f2a400" fo:font-size="16pt" fo:language="en" fo:country="none" fo:font-weight="bold" style:font-size-asian="16pt" style:font-weight-asian="bold" style:font-size-complex="16pt" style:font-weight-complex="bold"/>
    </style:style>
    <style:style style:name="T1" style:family="text">
      <style:text-properties fo:color="#f2a400" fo:font-size="11pt" fo:language="en" fo:country="none" fo:font-weight="bold" style:font-size-asian="11pt" style:font-weight-asian="bold" style:font-size-complex="11pt" style:font-weight-complex="bold"/>
    </style:style>
    <style:style style:name="T2" style:family="text">
      <style:text-properties fo:color="#f2a400" fo:font-size="11pt" fo:language="en" fo:country="none" style:font-size-asian="11pt" style:font-size-complex="11pt"/>
    </style:style>
    <style:style style:name="T3" style:family="text">
      <style:text-properties fo:color="#f2a400" fo:font-size="11pt" fo:language="en" fo:country="none" fo:font-style="italic" fo:font-weight="bold" style:font-size-asian="11pt" style:font-style-asian="italic" style:font-weight-asian="bold" style:font-size-complex="11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text:soft-page-break/>_</text:p>
      <text:p text:style-name="P2">1. JaEn1: =006744</text:p>
      <text:p text:style-name="P2">Happy 13th, bro.</text:p>
      <text:p text:style-name="P2">I have something for you.</text:p>
      <text:p text:style-name="P2">It's not big deal, since it's nothin' I wasn't planning on giving you anyway.</text:p>
      <text:p text:style-name="P2">I just sort of happened to finish it today.</text:p>
      <text:p text:style-name="P2">_</text:p>
      <text:p text:style-name="P2">2. JaEn2: =006745</text:p>
      <text:p text:style-name="P2">Yeah, assuming I can actually send it today without another untimely paradoxification.</text:p>
      <text:p text:style-name="P2">If not, then hey, you get a sick grill full of birthday slime instead.</text:p>
      <text:p text:style-name="P2">You still don't actually know what that means, do you.</text:p>
      <text:p text:style-name="P2">Kind of. I told you to look it up.</text:p>
      <text:p text:style-name="P2">That is such bullshit, you sit in your little jungle globe watching movies all day.</text:p>
      <text:p text:style-name="P2">You think literally every film you watch is a masterpiece. I've never felt so much vicarious shame through someone else's atrocious taste in awful garbage.</text:p>
      <text:p text:style-name="P2">Do you even hear yourself, dude?</text:p>
      <text:p text:style-name="P2">Your "picks" are everything, and "lately" is always.</text:p>
      <text:p text:style-name="P2">You mean the blue furry shit?</text:p>
      <text:p text:style-name="P2">Ahahahaha.</text:p>
      <text:p text:style-name="P2">To borrow from one of the more benighted sectors of your zeitgeist, that was "so gay."</text:p>
      <text:p text:style-name="P2">Well yeah, obviously not literally.</text:p>
      <text:p text:style-name="P2">Jake, where I'm from that word hasn't been used as a pejorative, or even much at all, in a really long fucking time.</text:p>
      <text:p text:style-name="P2">Yes. But not exactly.</text:p>
      <text:p text:style-name="P2"><text:soft-page-break/>Ok but what you just said about those furries was gay as hell. It's time to face the facts.</text:p>
      <text:p text:style-name="P2">Nah, I saw it already. That movie sucked the smelliest shit from the ugliest butt. Sorry man.</text:p>
      <text:p text:style-name="P2">Right.</text:p>
      <text:p text:style-name="P2">Here, let me send you the rest of this robot already.</text:p>
      <text:p text:style-name="P2">You've spent too long alone on that island as it is. I kinda worry about you.</text:p>
      <text:p text:style-name="P2">A man can only spend so much time in the middle of the damn ocean with nothing but popcultural detritus and his own thoughts to keep him company.</text:p>
      <text:p text:style-name="P2">No, just screw the thing on and it's ready to go.</text:p>
      <text:p text:style-name="P2">_</text:p>
      <text:p text:style-name="P2">3. JaEn3: =006746</text:p>
      <text:p text:style-name="P2">Oh cool. It worked.</text:p>
      <text:p text:style-name="P2">One thing at a time, bro. I haven't quite figured out a way to get myself there yet.</text:p>
      <text:p text:style-name="P2">Ok well I don't know what you're implying there but why don't you snap that sucker on the torso and fire it up.</text:p>
      <text:p text:style-name="P2">I guess from your perspective I must seem hells of "overpowered" in a bunch of ways.</text:p>
      <text:p text:style-name="P2">Which I kind of am, like with a ninja sword I'm basically nuts, ok?</text:p>
      <text:p text:style-name="P2">Yeah, but when it comes to building stuff you're probably overstating things.</text:p>
      <text:p text:style-name="P2">Like for example, if you told someone a hundred years ago you could build a computer they'd probably be like whoa shit, look at this fuckin' genius.</text:p>
      <text:p text:style-name="P2">Well actually first of all they'd say, what's a computer, I only know what horses and diseases are and shit like that.</text:p>
      <text:p text:style-name="P2">But once you actually tell them what computers are: Jesus dick! You're a wizard.</text:p>
      <text:p text:style-name="P2"><text:soft-page-break/>But from your perspective you know it's not a big deal to build a computer. You just go online and buy a case and a motherboard and some other shit and put it all together.</text:p>
      <text:p text:style-name="P2">It's not like you're smelting the goddamn silicon in your basement and making chips in your hermetically sealed, dust-free garage.</text:p>
      <text:p text:style-name="P2">Well. No.</text:p>
      <text:p text:style-name="P2">...</text:p>
      <text:p text:style-name="P2">He said unironically.</text:p>
      <text:p text:style-name="P2">I don't know. I have a lot of time to work on stuff I guess.</text:p>
      <text:p text:style-name="P2">There are a lot of irons. You know where they are? Here's a hint. It's a pretty hot place.</text:p>
      <text:p text:style-name="P2">Sure, I keep some irons there too. But most of them are in the fire.</text:p>
      <text:p text:style-name="P2">True that.</text:p>
      <text:p text:style-name="P2">I actually have so much to do and think about, one of my current projects hopefully will address that very issue.</text:p>
      <text:p text:style-name="P2">Gonna make an AI replica of my own mind. He can share some of the load. As well as make a decent intellectual sparring partner, ideally.</text:p>
      <text:p text:style-name="P2">Not that my conversations with you aren't uniquely rad. But you know what I mean.</text:p>
      <text:p text:style-name="P2">Shrug. We'll see.</text:p>
      <text:p text:style-name="P2">That's a super joke.</text:p>
      <text:p text:style-name="P2">But I'm guessing you won't be hearing much from the program. It probably won't play a significant role in either of our lives.</text:p>
      <text:p text:style-name="P2">I have my doubts it'll be a successful project, but who knows.</text:p>
      <text:p text:style-name="P2">You do?</text:p>
      <text:p text:style-name="P2">Hmm.</text:p>
      <text:p text:style-name="P2">Well, I wasn't sure about doing this today, but if it's true that you do believe in me, then I guess fuck it, why not.</text:p>
      <text:p text:style-name="P2">I guess call it an extra birthday present. But instead of a <text:soft-page-break/>present that's awesome, consider it more like a weird confession that may change the way you feel about me.</text:p>
      <text:p text:style-name="P2">What?</text:p>
      <text:p text:style-name="P2">What do you think I'm saying here?</text:p>
      <text:p text:style-name="P2">No, just chill out. Stand up, sit down, whatever. Here's the thing.</text:p>
      <text:p text:style-name="P2">You know all these painfully obvious hints I've been dropping? That always seem to be flying over your head?</text:p>
      <text:p text:style-name="P2">About me being from the future.</text:p>
      <text:p text:style-name="P2">Well those weren't jokes. It's true.</text:p>
      <text:p text:style-name="P2">Yes.</text:p>
      <text:p text:style-name="P2">No. More like four centuries.</text:p>
      <text:p text:style-name="P2">The year 2422.</text:p>
      <text:p text:style-name="P2">Or as we say contemporarily, 411 P.C.</text:p>
      <text:p text:style-name="P2">Post Condescension.</text:p>
      <text:p text:style-name="P2">No, I can't time travel. I can only send things through time, occasionally.</text:p>
      <text:p text:style-name="P2">I actually live here in the future, alone in my apartment. I can send messages to you in the past though, like I'm doing now.</text:p>
      <text:p text:style-name="P2">Years ago our alien friend sent me a special chat client. It's basically just Pesterchum, with some sort of alien technology embedded.</text:p>
      <text:p text:style-name="P2">It's specifically wired to communicate with your time period. As hours go by for me, the time it sends messages to also increments by the same amount, so we communicate in lockstep. As if we both existed in the present.</text:p>
      <text:p text:style-name="P2">She said it was important for Roxy and I to begin communicating with you and Jane. This is how we all became friends.</text:p>
      <text:p text:style-name="P2">Yes. She lives in the future too. Though we live nowhere near each other.</text:p>
      <text:p text:style-name="P2">I asked her to refrain from telling either of you. I wanted to be the one to let you know. To wait for the right moment.</text:p>
      <text:p text:style-name="P2"><text:soft-page-break/>So,</text:p>
      <text:p text:style-name="P2">You really are trusting me about this? Just like that? No second thought?</text:p>
      <text:p text:style-name="P2">No.</text:p>
      <text:p text:style-name="P2">This would be a very shitty and boring "prank". I promise it isn't.</text:p>
      <text:p text:style-name="P2">Haha.</text:p>
      <text:p text:style-name="P2">Not quite, but there are definitely robots.</text:p>
      <text:p text:style-name="P2">No. We don't have brain pods because those aren't a thing, you just made that up. And there are no movies in the future.</text:p>
      <text:p text:style-name="P2">There are no humans either. They all went extinct.</text:p>
      <text:p text:style-name="P2">Roxy and I are the only ones left, as far as we know.</text:p>
      <text:p text:style-name="P2">No dude, it's too late. Tears ahoy, this motherfucker gets sad.</text:p>
      <text:p text:style-name="P2">Do you want to know what happened?</text:p>
      <text:p text:style-name="P2">_</text:p>
      <text:p text:style-name="P2">4. JaEn4: =006747</text:p>
      <text:p text:style-name="P2">Don't worry, that's normal.</text:p>
      <text:p text:style-name="P2">Upon activation he goes into Stalking Mode.</text:p>
      <text:p text:style-name="P2">Yes. He will stalk you in the jungle and strike when your guard is down.</text:p>
      <text:p text:style-name="P2">Didn't you want someone to get in scrums with?</text:p>
      <text:p text:style-name="P2">He will give you all the scrums you can handle. Trust me, this will sharpen your combat skills.</text:p>
      <text:p text:style-name="P2">Do you want to hear my grim tales of the apocalypse or not?</text:p>
      <text:p text:style-name="P2">No, it's more of a gradual decline in population than that, due to an insidious power grab by an aquatic alien empress.</text:p>
      <text:p text:style-name="P2">She's already there, in your time period, hiding in plain sight. She has been for anywhere between fifty and a hundred years.</text:p>
      <text:p text:style-name="P2">She's the Baroness of Crockercorp. Jane's company. But of course Jane has no idea.</text:p>
      <text:p text:style-name="P2"><text:soft-page-break/>The Baroness has been using subtle strategies to manipulate the human population through her company for a long time.</text:p>
      <text:p text:style-name="P2">On November 11th, 2011, she finally made her presence known to the world, along with her agenda for global domination.</text:p>
      <text:p text:style-name="P2">No, not quite. That's just when the world finally sees her for the threat she is. She would continue to gain power by exploiting various institutions and the media from within.</text:p>
      <text:p text:style-name="P2">It would take the next several decades for her to claim the throne as Earth's absolute ruler. Her march to domination was facilitated by a number of scumbag sympathizers, and opposed by a few brave rebels, including my ancestor. Roxy's too.</text:p>
      <text:p text:style-name="P2">I think your ancestor qualifies as one too. In fact I'm sure she must have been the first member of the covert opposition movement.</text:p>
      <text:p text:style-name="P2">Yep.</text:p>
      <text:p text:style-name="P2">That's a whole story right there, most of which is shrouded in rumor and urban legend.</text:p>
      <text:p text:style-name="P2">But before we get sidetracked by any of that, I'll try to cover the big picture. To give you a sense of all the batshit lunacy that followed the sea hag's power play.</text:p>
      <text:p text:style-name="P2">_</text:p>
      <text:p text:style-name="P2">5. JaEn5: =006748</text:p>
      <text:p text:style-name="P2">Nobody at the time knew what the fuck she wanted to accomplish or what her actual motives were.</text:p>
      <text:p text:style-name="P2">But in retrospect it became clear she was trying to essentially restore the conditions of her old home world, which she used to rule over as well.</text:p>
      <text:p text:style-name="P2">She began instituting these crazy laws. First of all, people weren't allowed to reproduce. She found our usual method of procreation revolting, and anyone who engaged in it was punished by death.</text:p>
      <text:p text:style-name="P2">But she still needed an ongoing population of subjects to abuse, so to propagate the race she set up this weird system.</text:p>
      <text:p text:style-name="P2">At random intervals every citizen would be required to supply their genetic material to drones. That DNA would be collected and <text:soft-page-break/>combined in some way.</text:p>
      <text:p text:style-name="P2">Many years later, long after the original donors had died, clones would be spawned from their DNA. So no one would ever be able to know who their "parents" were, or be able to trace their lineage.</text:p>
      <text:p text:style-name="P2">It was only through a bit of good fortune that Roxy and I were able to discover who our ancestors were.</text:p>
      <text:p text:style-name="P2">Yes.</text:p>
      <text:p text:style-name="P2">I'll get to them, don't worry.</text:p>
      <text:p text:style-name="P2">Anyway, "Her Imperious Condescension" turned out to be especially cruel to her human subjects. I'm sure her rule was no picnic on her home world, but I think she resented humans' biological incompatibility with the ideal empire she envisioned, and became frustrated.</text:p>
      <text:p text:style-name="P2">Humanity wasn't even really her first choice for rule. There are reports that she attempted to clone members of her own species and replace the human population with them. But they all died.</text:p>
      <text:p text:style-name="P2">_</text:p>
      <text:p text:style-name="P2">6. JaEn6: =006749</text:p>
      <text:p text:style-name="P2">The rumors say it was her own "pet" who killed them.</text:p>
      <text:p text:style-name="P2">See, she traveled from her world to Earth in this huge red space ark.</text:p>
      <text:p text:style-name="P2">In it she had gathered thousands of creatures from her planet, I'm guessing to save them from extinction.</text:p>
      <text:p text:style-name="P2">This more than anything has led me to speculate that some cataclysm happened on her home world, and she moved on to greener pastures to rebuild her empire.</text:p>
      <text:p text:style-name="P2">She bred all these creatures in secret, increasing their numbers, preparing for her eventual takeover.</text:p>
      <text:p text:style-name="P2">Each monster, or "lusus naturae," was meant to be kind of a caretaker of the young. You can see where the dramatic schism between our species and hers begins, and also why she had a reputation for being quite insane.</text:p>
      <text:p text:style-name="P2">But she also happens to have this one humongous sea monster lusus that is like her own personal bodyguard, and kind of a secret <text:soft-page-break/>weapon.</text:p>
      <text:p text:style-name="P2">But it turns out the thing is kind of an enigma. Sort of a double edged eldritch horror. As much in her service as it is calling the shots, in some unfathomable way.</text:p>
      <text:p text:style-name="P2">Every time she tried to resurrect her race, it would slaughter them all psychically. As if it was keeping her ambition in check.</text:p>
      <text:p text:style-name="P2">Or so the story goes.</text:p>
      <text:p text:style-name="P2">Exactly.</text:p>
      <text:p text:style-name="P2">The plan was beyond shitty.</text:p>
      <text:p text:style-name="P2">Nope.</text:p>
      <text:p text:style-name="P2">It was a very short lived experiment centuries ago.</text:p>
      <text:p text:style-name="P2">Humans just don't have the same evolutionary symbiosis with those things that her race had.</text:p>
      <text:p text:style-name="P2">It turns out a bunch of fuckin' alien monsters have no interest whatsoever in taking care of human babies.</text:p>
      <text:p text:style-name="P2">They mostly just wound up eating them, or at best, just abandoning them.</text:p>
      <text:p text:style-name="P2">Later she instated a lusidroid system to serve the same function, as she began phasing in more robotic solutions in favor of all this ill conceived biotech nonsense that always did nothing but backfire.</text:p>
      <text:p text:style-name="P2">_</text:p>
      <text:p text:style-name="P2">7. JaEn7: =006750</text:p>
      <text:p text:style-name="P2">Even drones were replaced with robotic versions. I imagine they were just easier to produce and control, since she'd given up hope of perfectly mirroring her own civilization in all its convoluted symbiotic glory.</text:p>
      <text:p text:style-name="P2">But not without a good fight, and not without taking her frustrations out on the human population.</text:p>
      <text:p text:style-name="P2">She attempted to enforce "blood casting" through efforts to genetically alter people's blood color. That was an ugly chapter. Lotta fuckin' people died from that debacle.</text:p>
      <text:p text:style-name="P2">Over the last four hundred years, the population just got smaller <text:soft-page-break/>and smaller from these atrocities piling up. But she clearly didn't give a shit.</text:p>
      <text:p text:style-name="P2">All the while, the amount of dry land kept shrinking due to the gradual flooding.</text:p>
      <text:p text:style-name="P2">Soon there was hardly anywhere left to live, and then, that was that. No more people.</text:p>
      <text:p text:style-name="P2">Oh. Yeah, I probably should have mentioned this up front.</text:p>
      <text:p text:style-name="P2">One of the first things she did while in power was begin melting the ice caps.</text:p>
      <text:p text:style-name="P2">It took a while, but eventually the whole world flooded.</text:p>
      <text:p text:style-name="P2">That's how it is now. It's totally soaked up in this bitch.</text:p>
      <text:p text:style-name="P2">Almost exactly. Especially by the same degree of shittiness.</text:p>
      <text:p text:style-name="P2">You get used to the taste. Welcome it, even.</text:p>
      <text:p text:style-name="P2">That takes about 15 days in a row of hard piss drinking though.</text:p>
      <text:p text:style-name="P2">Relax, I don't drink any goddamn piss, ok?</text:p>
      <text:p text:style-name="P2">Nope. Those stopped being a thing a long time ago too, once humans went extinct.</text:p>
      <text:p text:style-name="P2">Nobody, man. I raised my damn self.</text:p>
      <text:p text:style-name="P2">You're still pretty rugged. You're just a fucking dork about it.</text:p>
      <text:p text:style-name="P2">I guess I did have Cal looking after me.</text:p>
      <text:p text:style-name="P2">Let's not discount the rad service of the C-man, ok?</text:p>
      <text:p text:style-name="P2">_</text:p>
      <text:p text:style-name="P2">8. JaEn8: =006751</text:p>
      <text:p text:style-name="P2">Pretty sure the Carapacians took care of her when she was young.</text:p>
      <text:p text:style-name="P2">Right. Another thing I forgot to mention.</text:p>
      <text:p text:style-name="P2">There are a lot of these humanoid creatures with hard shells. Some black, some white.</text:p>
      <text:p text:style-name="P2">As humanity was dwindling due to an increasingly whimsical and psychopathic Condesce, she began introducing more of these Carapacians on to the scene.</text:p>
      <text:p text:style-name="P2"><text:soft-page-break/>Uh...</text:p>
      <text:p text:style-name="P2">Sort of. They are definitely from other planets, so, yeah. Really the deal with where they came from is a whole other story for another time.</text:p>
      <text:p text:style-name="P2">But the bottom line is at some point, somehow, she started herding a bunch of them from their home worlds on to Earth and multiplying them.</text:p>
      <text:p text:style-name="P2">Something like a hundred years ago it became clear she favored these guys more than humans as her subjects.</text:p>
      <text:p text:style-name="P2">They're very loyal and seem genuinely dedicated to serving her. Must be what they were bred for. She still treats them like shit though, unsurprisingly.</text:p>
      <text:p text:style-name="P2">All these colonies started sprouting up. Like these modular cities floating on the water.</text:p>
      <text:p text:style-name="P2">It probably sounds cooler than it is. But they're basically slums. That's where they tend to live in large numbers.</text:p>
      <text:p text:style-name="P2">Roxy lives in one of these colonies. It's about 2000 miles from where I am.</text:p>
      <text:p text:style-name="P2">_</text:p>
      <text:p text:style-name="P2">9. JaEn9: =006752</text:p>
      <text:p text:style-name="P2">For what it's worth, I think it's gotta be more interesting living in the 21st century than the 25th.</text:p>
      <text:p text:style-name="P2">Like it's really no contest.</text:p>
      <text:p text:style-name="P2">Man, she would love to talk to you about all this.</text:p>
      <text:p text:style-name="P2">She hates keeping secrets. It's been killing her not to spill all these fucking beans way the hell prematurely.</text:p>
      <text:p text:style-name="P2">Well, I mostly shit around in my apartment all day, building stuff, reading about history, and flipping out with my sword.</text:p>
      <text:p text:style-name="P2">Sometimes I go fishing and check out the underwater ruins.</text:p>
      <text:p text:style-name="P2">She does plenty of useless fucking around too, but at least she's got a neighborhood.</text:p>
      <text:p text:style-name="P2">She also uses one of her gadgets to gank vegetables and stuff from the past.</text:p>
      <text:p text:style-name="P2"><text:soft-page-break/>She tries to feed the hungry neighbors whatever she can scrounge up.</text:p>
      <text:p text:style-name="P2">_</text:p>
      <text:p text:style-name="P2">10. JaEn10: =006753</text:p>
      <text:p text:style-name="P2">Jane is...</text:p>
      <text:p text:style-name="P2">No. I haven't.</text:p>
      <text:p text:style-name="P2">I've dropped some hints and tested her willingness to believe something like this.</text:p>
      <text:p text:style-name="P2">It's just not going to fly. It's way too much drop on somebody all at once if they aren't receptive.</text:p>
      <text:p text:style-name="P2">Well, tell her whatever you want. She'll likely think she's being fucked with.</text:p>
      <text:p text:style-name="P2">Personally, I wouldn't bother trying too hard to convince her. There's no point in alienating her.</text:p>
      <text:p text:style-name="P2">Some day she'll be ready to believe things.</text:p>
      <text:p text:style-name="P2">Like I said, the changes will be a little more gradual than that. More clandestine. She'll exploit the fear caused by her revelation to the world to create intended reactions within governments and media, and her agents embedded on the inside will help nudge things in the direction she wants.</text:p>
      <text:p text:style-name="P2">Then, twenty-some years down the road, without anyone suspecting a thing, she'll suddenly be in complete control. And Earth will be fucked.</text:p>
      <text:p text:style-name="P2">Well, aside from the main reasons that won't happen, which I won't get into...</text:p>
      <text:p text:style-name="P2">It still wouldn't be a good idea.</text:p>
      <text:p text:style-name="P2">Cause people way better at this than you tried and died?</text:p>
      <text:p text:style-name="P2">You said you wanted to hear about our ancestors.</text:p>
      <text:p text:style-name="P2">_</text:p>
      <text:p text:style-name="P2">11. JaEn11: =006754</text:p>
      <text:p text:style-name="P2">Well, how much do you actually know about your grandma? What have you read, and what do you remember?</text:p>
      <text:p text:style-name="P2"><text:soft-page-break/>I don't know what the deal is with your pen pal either, and I'm not really prepared to speculate on that right now.</text:p>
      <text:p text:style-name="P2">But I'm privy to a shitload of historical data I can share. What's the last thing you remember about her?</text:p>
      <text:p text:style-name="P2">_</text:p>
      <text:p text:style-name="P2">12. JaEn12: =006756</text:p>
      <text:p text:style-name="P2">Huh. I've wondered about all that.</text:p>
      <text:p text:style-name="P2">Oh I know. I would have. But asking about your past would have just been inviting you to do the same. You know how it goes.</text:p>
      <text:p text:style-name="P2">But for the record, I don't think those were fang marks on the body, dude.</text:p>
      <text:p text:style-name="P2">Finish the story first. Then what?</text:p>
      <text:p text:style-name="P2">_</text:p>
      <text:p text:style-name="P2">13. JaEn13: =006757</text:p>
      <text:p text:style-name="P2">Yeah, what a fucking treat.</text:p>
      <text:p text:style-name="P2">A living room corpse party every goddamn day.</text:p>
      <text:p text:style-name="P2">No way man.</text:p>
      <text:p text:style-name="P2">I'd bet my bottom boonbuck that shit's eternally safe.</text:p>
      <text:p text:style-name="P2">That urn's like the Fort Knox of standing upright forever because of no accidents.</text:p>
      <text:p text:style-name="P2">She was definitely very brave, if the stories are true. Downright audacious, I'd say.</text:p>
      <text:p text:style-name="P2">_</text:p>
      <text:p text:style-name="P2">14. JaEn14: =006758</text:p>
      <text:p text:style-name="P2">Well, like I said. She was raised by the Baroness. It was probably a worse childhood than either of us had.</text:p>
      <text:p text:style-name="P2">She wasn't related obviously. Ain't nobody's related to a damn fish alien. Except other fish aliens probably.</text:p>
      <text:p text:style-name="P2">She had an adoptive brother too. Life must have been miserable for both of them.</text:p>
      <text:p text:style-name="P2"><text:soft-page-break/>I don't know, but wouldn't doubt it.</text:p>
      <text:p text:style-name="P2">There are other urban legends that she did a lot of experiments on animals and people. Mostly to do with mind control.</text:p>
      <text:p text:style-name="P2">Like figuring out ways to unlock all of her psychic alien potential, to increase her power.</text:p>
      <text:p text:style-name="P2">Not sure if that's true, or if it was actually successful though.</text:p>
      <text:p text:style-name="P2">Yes.</text:p>
      <text:p text:style-name="P2">Anyway, your grandma managed to run away when she was quite young. Maybe it was a traumatic event like dog murder that prompted her to flee, who knows.</text:p>
      <text:p text:style-name="P2">Whatever the case, her bro stayed behind. The guy must have been seriously immune to witnessing fucked up shit, because he went on to be a famous comedian. A real kindly old cornball. A nicer guy you couldn't hope to meet, they say.</text:p>
      <text:p text:style-name="P2">So...</text:p>
      <text:p text:style-name="P2">You're not making any connections there?</text:p>
      <text:p text:style-name="P2">Ok, well it's not like it's that important. Just a super obvious thing that'll probably occur to you later when you're looking in the fridge you don't have, at which point you'll feel like an idiot.</text:p>
      <text:p text:style-name="P2">Nah, it'll be funnier this way.</text:p>
      <text:p text:style-name="P2">Moving on.</text:p>
      <text:p text:style-name="P2">_</text:p>
      <text:p text:style-name="P2">15. JaEn15: =006759</text:p>
      <text:p text:style-name="P2">That kid kept the family name but obviously your grandma didn't.</text:p>
      <text:p text:style-name="P2">She must've held a grudge against the Baroness her whole life. She started by taking a different name she knew would stick in her craw.</text:p>
      <text:p text:style-name="P2">That's probably close to the truth, but it sounds like the kind of story an old lady tells her young grandson in a way he would understand. Or at least wouldn't scare the shit out of him.</text:p>
      <text:p text:style-name="P2">What I've read is something much more sinister, as usual.</text:p>
      <text:p text:style-name="P2"><text:soft-page-break/>There's supposedly only one thing the Baroness fears, and your grandma learned of this somehow.</text:p>
      <text:p text:style-name="P2">It wasn't an ex husband though. It was her superior. Some kind of demon, or another alien, no one really knows. But he went by the name English. He's supposedly even more brutal than she is, if you can believe that.</text:p>
      <text:p text:style-name="P2">What kind of alien is named Crocker? It's probably just a name he stole from someone else, like the Baroness did.</text:p>
      <text:p text:style-name="P2">Yeah, well, your grandma thought so.</text:p>
      <text:p text:style-name="P2">Everything she did in life thereafter seemed to be in effort to piss off the batterwitch.</text:p>
      <text:p text:style-name="P2">Like starting a competing tech company, heavily branded in a way that was presumably intended to remind the Baroness of her boss.</text:p>
      <text:p text:style-name="P2">Like with skulls and garish colors and shit. The dude is some kind of skull monster I guess?</text:p>
      <text:p text:style-name="P2">I know.</text:p>
      <text:p text:style-name="P2">_</text:p>
      <text:p text:style-name="P2">16. JaEn16: =006760</text:p>
      <text:p text:style-name="P2">It was definitely brave on her part, but ultimately it got her a bankrupt company, a blown up house, and a fork through the torso for her trouble.</text:p>
      <text:p text:style-name="P2">But she must have been the first to understand how dangerous the Baroness was, while acting in covert opposition.</text:p>
      <text:p text:style-name="P2">Others would follow, and continue to as of now, in your time period.</text:p>
      <text:p text:style-name="P2">Yeah, mine and Roxy's were among them.</text:p>
      <text:p text:style-name="P2">Of course. All these fuckers are totally famous, obviously.</text:p>
      <text:p text:style-name="P2">We've talked about the guy I'm genetically derived from a lot actually.</text:p>
      <text:p text:style-name="P2">Like, you know, every time I've ever talked about my bro?</text:p>
      <text:p text:style-name="P2">Sometimes.</text:p>
      <text:p text:style-name="P2">Other times you're on point, like a bag of the nickel shit.</text:p>
      <text:p text:style-name="P2"><text:soft-page-break/>Ok, what we're sayin' stopped meaning anything, so I'll continue.</text:p>
      <text:p text:style-name="P2">No, that's just kind of how I view him.</text:p>
      <text:p text:style-name="P2">Lalonde took a more maternal view of her ancestor.</text:p>
      <text:p text:style-name="P2">Yeah, the CotL series. Ever read it?</text:p>
      <text:p text:style-name="P2">_</text:p>
      <text:p text:style-name="P2">17. JaEn17: =006761</text:p>
      <text:p text:style-name="P2">You don't say?</text:p>
      <text:p text:style-name="P2">They are not.</text:p>
      <text:p text:style-name="P2">The books are pretty interesting though, if somewhat dense.</text:p>
      <text:p text:style-name="P2">They're supposedly heavily allegorical. Veiled representations of cosmic events surrounding the witch and her boss and how all this came about.</text:p>
      <text:p text:style-name="P2">It's the kind of thing you wouldn't pick up on unless you were someone who understood what happened, like the Condesce, which was kind of the point. I think it was her way of letting the witch know, "I'm on to you."</text:p>
      <text:p text:style-name="P2">In the early days of the resistance movement they both opposed her more indirectly, through their art, like critics of tyrannical governments often used to.</text:p>
      <text:p text:style-name="P2">They had to be careful. Didn't want to make big waves too early.</text:p>
      <text:p text:style-name="P2">My bro did this too with his many fine films.</text:p>
      <text:p text:style-name="P2">Practically everything was a symbol for something. Either in mockery of the batterwitch, or conveying some hidden message to its audience. Each film was always rigorously picked apart for its head-scratching symbolic meaning.</text:p>
      <text:p text:style-name="P2">But he managed to accomplish all that without ever compromising the purity of his ironic vision, which I think was admirable.</text:p>
      <text:p text:style-name="P2">_</text:p>
      <text:p text:style-name="P2">18. JaEn18: =006762</text:p>
      <text:p text:style-name="P2">You also say that about Weekend at Bernies.</text:p>
      <text:p text:style-name="P2">Yeah, you pretty much touche'd the fuck out of that.</text:p>
      <text:p text:style-name="P2"><text:soft-page-break/>But we are definitely in agreement about my bro's films as the masterstrokes they were.</text:p>
      <text:p text:style-name="P2">He just kept cranking them out, too. He really stepped up production after 11/11/11, even though the cat was finally out of the bag. He was very dedicated to his craft.</text:p>
      <text:p text:style-name="P2">Yeah. I wouldn't hold your breath about that.</text:p>
      <text:p text:style-name="P2">Man, fuck it. I'll just send you them.</text:p>
      <text:p text:style-name="P2">Just keep a lid on them. We don't need any weird causality shit rearing its head here. That would be dumb.</text:p>
      <text:p text:style-name="P2">Which was the last you saw?</text:p>
      <text:p text:style-name="P2">The key to sorting it all out is to understand it doesn't actually matter.</text:p>
      <text:p text:style-name="P2">Through video streaming services he would frequently set it up so that buying a certain title would ship you the wrong film.</text:p>
      <text:p text:style-name="P2">And often titles for movies were available for sale that just straight up didn't exist. Or would be sold for dollar amounts that made no sense, like $2.890.1. And sometimes buying a download would actually deposit money into your account instead of deducting from it.</text:p>
      <text:p text:style-name="P2">It was all part of the "experience."</text:p>
      <text:p text:style-name="P2">_</text:p>
      <text:p text:style-name="P2">19. JaEn19: =006763</text:p>
      <text:p text:style-name="P2">Yeah, they got pretty deep into the shit eventually.</text:p>
      <text:p text:style-name="P2">They were both very skilled combatants. I'm pretty sure she had some weird powers too.</text:p>
      <text:p text:style-name="P2">Communion with occult forces. Something like that.</text:p>
      <text:p text:style-name="P2">She knew things. Had visions. It's why she was able to write those books, and more importantly, why Roxy and I were able to survive here.</text:p>
      <text:p text:style-name="P2">They knew we would be here some day. So they prepared for our arrival.</text:p>
      <text:p text:style-name="P2">I live in what used to be my bro's old apartment four hundred years ago. The whole city is gone, but this one unit was somehow <text:soft-page-break/>protected.</text:p>
      <text:p text:style-name="P2">He left some supplies for me here. Like a lifetime supply of orange soda in the crawl space, along with a fuck ton of SBaHJ merch. It was like discovering my own personal holocaust of bulbous jutting bottoms.</text:p>
      <text:p text:style-name="P2">Plus some weapons, some other gear. And a killer pair of shades.</text:p>
      <text:p text:style-name="P2">Roxy's mom used to live in her place too, and left some stuff she might need lying around. This was way before there were Carapacian colonies though.</text:p>
      <text:p text:style-name="P2">I think her house must have been a kind of kernelized structure, like a potential colony. Something built to undergo modular self replication if activated.</text:p>
      <text:p text:style-name="P2">I'm sure her mom knew that. It's been a good way for Rox to blend in.</text:p>
      <text:p text:style-name="P2">I stick out like a sore thumb here of course, but it hasn't really been a problem yet.</text:p>
      <text:p text:style-name="P2">Probably.</text:p>
      <text:p text:style-name="P2">But they went down fighting anyway.</text:p>
      <text:p text:style-name="P2">Yeah. But wouldn't you?</text:p>
      <text:p text:style-name="P2">It's not like their rebellion was totally futile.</text:p>
      <text:p text:style-name="P2">They took a lot of shitheads down with them.</text:p>
      <text:p text:style-name="P2">Sympathizers.</text:p>
      <text:p text:style-name="P2">They should.</text:p>
      <text:p text:style-name="P2">In order for you to understand, I'll have to fill you in on the ridiculous final gasps of human civilization, taking place over the several decades leading up to its absolute enslavement.</text:p>
      <text:p text:style-name="P2">The decades which immediately followed the "rebranding."</text:p>
      <text:p text:style-name="P2">_</text:p>
      <text:p text:style-name="P2">20. JaEn20: =006764</text:p>
      <text:p text:style-name="P2">As I mentioned, Crockercorp's rebranding on 3-11, as it was often referred to in the news, totally changed everything.</text:p>
      <text:p text:style-name="P2">It marked the beginning of a completely shameless downward spiral <text:soft-page-break/>of western civilization, through a series of events that were probably hard to notice at the time, but quite glaring when evaluated historically.</text:p>
      <text:p text:style-name="P2">Though the Baroness made very few substantive gestures of aggression, the global fear of her looming threat would trigger all the changes she needed.</text:p>
      <text:p text:style-name="P2">Governments prepared for war, as if to defend against the invading alien armies she undoubtedly commanded.</text:p>
      <text:p text:style-name="P2">But of course, she had no army. She was always the only of her kind.</text:p>
      <text:p text:style-name="P2">Instead, the world powers were only setting about to build her armies for her.</text:p>
      <text:p text:style-name="P2">The media deteriorated into this preposterous circus that was in all practical ways inseparable from the power base and government institutions.</text:p>
      <text:p text:style-name="P2">Popular entertainers became dangerous demagogues, and their roles in the media blurred with those of executive authority.</text:p>
      <text:p text:style-name="P2">And the most dangerous were the ones who fed into the fear and hysteria most effectively.</text:p>
      <text:p text:style-name="P2">These tended to be plants. Unscrupulous shills paid by the Baroness to move her agenda forward.</text:p>
      <text:p text:style-name="P2">Well the thing is, most of them are already on the scene in your time.</text:p>
      <text:p text:style-name="P2">Ever hear of Guy Fieri?</text:p>
      <text:p text:style-name="P2">You're fortunate then.</text:p>
      <text:p text:style-name="P2">He was an especially degenerate piece of filth.</text:p>
      <text:p text:style-name="P2">He used his connections and guile to wriggle into the spotlight, and then on to other positions of power.</text:p>
      <text:p text:style-name="P2">He somehow landed on the U.S. Supreme Court. Over the years, other justices started mysteriously disappearing without being replaced.</text:p>
      <text:p text:style-name="P2">After helping rewrite the constitution to form an incomprehensible patchwork of fascism, theocratic mandates, recipes, and bad rap lyrics, he weaseled his way up the ranks to <text:soft-page-break/>become the High Chaplain of Interstellar War.</text:p>
      <text:p text:style-name="P2">I'm just gonna cut to the chase, cause really this ain't a big history lesson here.</text:p>
      <text:p text:style-name="P2">He eventually came to be regarded as the third and final Antichrist.</text:p>
      <text:p text:style-name="P2">No other human in history was responsible for more death and suffering.</text:p>
      <text:p text:style-name="P2">_</text:p>
      <text:p text:style-name="P2">21. JaEn21: =006765</text:p>
      <text:p text:style-name="P2">Yes, that's exactly the phrase I would use to describe someone responsible for the extermination of five billion people.</text:p>
      <text:p text:style-name="P2">It was just so uncivilized of him.</text:p>
      <text:p text:style-name="P2">Maybe overwhelming in the wrong direction, yeah.</text:p>
      <text:p text:style-name="P2">But it didn't happen overnight. It was a gradual decline in the integrity of the system that allowed it.</text:p>
      <text:p text:style-name="P2">Eventually the wheels came off and the political scene mirrored the absurdity of the media circus.</text:p>
      <text:p text:style-name="P2">By the time Presidents Jay and Dope were elected, western civilization had officially fucked itself over forever, and I think everyone knew it.</text:p>
      <text:p text:style-name="P2">2024. The last free election the world would ever see.</text:p>
      <text:p text:style-name="P2">No, man.</text:p>
      <text:p text:style-name="P2">They were both president.</text:p>
      <text:p text:style-name="P2">They were the first Dual-Presidents of the United States of America. Also the last.</text:p>
      <text:p text:style-name="P2">They were also the first and last juggalo presidents. The founding fathers warned us about this, but nobody listened.</text:p>
      <text:p text:style-name="P2">The Mirthful Executives.</text:p>
      <text:p text:style-name="P2">George Washington had prophetic nightmares about them. He tried to warn people, and get language amended to the constitution to prevent it.</text:p>
      <text:p text:style-name="P2">Like forbidding the election of what he famously described as "a <text:soft-page-break/>pair of salty bards," or "unruly jesters given to the sweet drink."</text:p>
      <text:p text:style-name="P2">But everyone just thought he toked too hard on the colonial cannabis or whatever.</text:p>
      <text:p text:style-name="P2">Yes. They were a shitty rap duo from your time.</text:p>
      <text:p text:style-name="P2">But they ran a hell of a campaign. By then the juggalo party had gotten huge. While the numerous other candidates split the moderate vote, they retained a very energized and devoted base.</text:p>
      <text:p text:style-name="P2">You could say their party had a big tent.</text:p>
      <text:p text:style-name="P2">Hey me too.</text:p>
      <text:p text:style-name="P2">They were swept into office on a wave of Faygo, and the presidential inauguration was the biggest Gathering of the Juggalos of all time.</text:p>
      <text:p text:style-name="P2">They all hosed each other down on the Whitehouse lawn with shitty soda. The "D.C." in the capital thereafter officially stood for "Dark Carnival."</text:p>
      <text:p text:style-name="P2">Of course their campaign was helped considerably by having support from the Baroness.</text:p>
      <text:p text:style-name="P2">In retrospect, people developed the impression that it was all a part of her sick sense of humor.</text:p>
      <text:p text:style-name="P2">There was this sense that she just loved the idea of delegating the extreme subjugation of the world's population to a pair of demented clown rappers.</text:p>
      <text:p text:style-name="P2">Some have speculated this was just another way she was attempting to resurrect her previous model of governance, though this seems kinda far fetched to me.</text:p>
      <text:p text:style-name="P2">Who the fuck ever heard of an alien juggalo? To me this is about as stupid as the crackpot theories get.</text:p>
      <text:p text:style-name="P2">_</text:p>
      <text:p text:style-name="P2">22. JaEn22: =006766</text:p>
      <text:p text:style-name="P2">Don't worry about it.</text:p>
      <text:p text:style-name="P2">People were less prepared for a double juggalo presidency than they ever imagined.</text:p>
      <text:p text:style-name="P2"><text:soft-page-break/>I'm not even going to get into all the horrifying details. Trust me, you just start to feel dirty reading about it.</text:p>
      <text:p text:style-name="P2">From the moment Fieri held up the bible to swear them in, and the three of them proceeded to publically defecate on it while freestyling rap lyrics...</text:p>
      <text:p text:style-name="P2">That was it. Everyone in the world watching it on TV just said, "Welp. Show's over. Civilization was pretty cool while it lasted."</text:p>
      <text:p text:style-name="P2">The next several grueling terms of their presidency was a weird combination of authoritarian practices. The Baroness used it as a puppet regime, while still basically giving them carte blanche to carry out their idiotic whims.</text:p>
      <text:p text:style-name="P2">Faygo was pumped through the plumbing instead of tap water. The new national pastime was having type 2 diabetes. And the national anthem was replaced by a 3 minute high-reverb audio clip of President Jay farting into a microphone while laughing.</text:p>
      <text:p text:style-name="P2">Chaplain Fieri was authorized to set up the death camps, in which anyone on the planet could be imprisoned if they were not deemed sufficiently "mirthful."</text:p>
      <text:p text:style-name="P2">And so the cleansing began, priming humanity for its new ruler waiting in the wings.</text:p>
      <text:p text:style-name="P2">This was when our ancestors had enough.</text:p>
      <text:p text:style-name="P2">The resistance movement had failed, but they could at least bring the war criminals to justice.</text:p>
      <text:p text:style-name="P2">My bro finally caught up with the presidents and challenged them to a duel.</text:p>
      <text:p text:style-name="P2">They accepted, having for years regarded him as a cocky rival rapper who failed to show them the proper respect. In their arrogance they invited him into the foul belly of the Carnival believing they could teach him once and for all what it truly meant to be down with the clown.</text:p>
      <text:p text:style-name="P2">For centuries thereafter, survivors of the Hilarocaust would cite the rooftop showdown as one of the most heroic moments in human history.</text:p>
      <text:p text:style-name="P2">_</text:p>
      <text:p text:style-name="P2">23. JaEn23: =006767</text:p>
      <text:p text:style-name="P2"><text:soft-page-break/>He killed them both.</text:p>
      <text:p text:style-name="P2">_</text:p>
      <text:p text:style-name="P2">24. JaEn24: =006768</text:p>
      <text:p text:style-name="P2">Unfortunately, as they were only figureheads, no liberation followed. There would be no parades in the streets, or statues cast, or medals awarded.</text:p>
      <text:p text:style-name="P2">The few witnesses would report seeing only a man with a sword on a shitty skateboard, gently rising into the night sky.</text:p>
      <text:p text:style-name="P2">No one ever saw him again.</text:p>
      <text:p text:style-name="P2">_</text:p>
      <text:p text:style-name="P2">25. JaEn25: =006769</text:p>
      <text:p text:style-name="P2">Meanwhile, Roxy's mom was tracking down the High Chaplain.</text:p>
      <text:p text:style-name="P2">His crimes had already been committed. She couldn't repay them by any stretch of the imagination.</text:p>
      <text:p text:style-name="P2">But she could wipe the blood stained grin off that fat bastard's face.</text:p>
      <text:p text:style-name="P2">_</text:p>
      <text:p text:style-name="P2">26. JaEn26: =006770</text:p>
      <text:p text:style-name="P2">She gouged his eyes with a pair of needles.</text:p>
      <text:p text:style-name="P2">_</text:p>
      <text:p text:style-name="P2">27. JaEn27: =006771</text:p>
      <text:p text:style-name="P2">And rode his torso to the bottom of the bloody falls.</text:p>
      <text:p text:style-name="P2">_</text:p>
      <text:p text:style-name="P2">28. JaEn28: =006772</text:p>
      <text:p text:style-name="P2">Reports of what happened to our ancestors after that are sketchy.</text:p>
      <text:p text:style-name="P2">There were no eye witness accounts I've found, but some believe they regrouped and confronted the Condesce herself.</text:p>
      <text:p text:style-name="P2">With all her high ranking officers dead, and the human population decimated and sufficiently groomed for her arrival, there was no reason to stay behind the scenes anymore.</text:p>
      <text:p text:style-name="P2"><text:soft-page-break/>After those dreadful years of putting up with a more vulgar brand of authoritarianism, when she finally stepped forward to claim her throne, it actually came off as somewhat dignified. Elegant, in a way.</text:p>
      <text:p text:style-name="P2">She was no less severe, but at least she knew how to act like an empress.</text:p>
      <text:p text:style-name="P2">_</text:p>
      <text:p text:style-name="P2">29. JaEn29: =006773</text:p>
      <text:p text:style-name="P2">But even if they did manage to confront her, there was no way they could win. She had too many crazy alien powers.</text:p>
      <text:p text:style-name="P2">Her boss supposedly had jacked her power level through the roof. I even heard, and don't quote me on this, that she may have been over 9000.</text:p>
      <text:p text:style-name="P2">Yeah.</text:p>
      <text:p text:style-name="P2">And that's not even to speak of the generic smorgasbord of other powers she was rumored to have.</text:p>
      <text:p text:style-name="P2">It gets hard to separate the fact from the urban myth.</text:p>
      <text:p text:style-name="P2">But for reference, if you want to believe it all, just picture all the X-Men combined into one sexy fish woman in a skin tight suit.</text:p>
      <text:p text:style-name="P2">_</text:p>
      <text:p text:style-name="P2">30. JaEn30: =006774</text:p>
      <text:p text:style-name="P2">Whatever actually went down, they're surely both dead now.</text:p>
      <text:p text:style-name="P2">I guess it had to happen like that, though.</text:p>
      <text:p text:style-name="P2">There's no way the Condesce would allow us to be born within even a century of our genetic forebears. The thought of that was completely disgusting to her.</text:p>
      <text:p text:style-name="P2">But I really would have liked to be able to meet them.</text:p>
      <text:p text:style-name="P2">I guess some things would just be too awesome to ever stand a chance of happening.</text:p>
      <text:p text:style-name="P2">What?</text:p>
      <text:p text:style-name="P2">As of now? No.</text:p>
      <text:p text:style-name="P2"><text:soft-page-break/>How could I have said anything like that before today? This was obviously the first time I mentioned any of this.</text:p>
      <text:p text:style-name="P2">...</text:p>
      <text:p text:style-name="P2">_</text:p>
      <text:p text:style-name="P2">31. JaEn31: =006775</text:p>
      <text:p text:style-name="P2">Ok.</text:p>
      <text:p text:style-name="P2">I will disregard your anomalous observation for now and continue conversing as if it never happened.</text:p>
      <text:p text:style-name="P2">But you believe me, right?</text:p>
      <text:p text:style-name="P2">Wow.</text:p>
      <text:p text:style-name="P2">I still just think it's impressive, is all. Even after all this time. You are pretty much a one of a kind dude.</text:p>
      <text:p text:style-name="P2">About what?</text:p>
      <text:p text:style-name="P2">Yes.</text:p>
      <text:p text:style-name="P2">Took you long enough to figure it out.</text:p>
      <text:p text:style-name="P2">Pages really are a slow burning class. Damn.</text:p>
      <text:p text:style-name="P2">You're asleep.</text:p>
      <text:p text:style-name="P2">Yep.</text:p>
      <text:p text:style-name="P2">Kinda.</text:p>
      <text:p text:style-name="P2">It's a dream bubble.</text:p>
      <text:p text:style-name="P2">A place in the infinite abyss where sleeping people can share dreams with each other while revisiting memories.</text:p>
      <text:p text:style-name="P2">Also where they can meet dead people.</text:p>
      <text:p text:style-name="P2">No.</text:p>
      <text:p text:style-name="P2">Even if I was, I wouldn't visit a dream bubble. That only happens when your dream self is dead, like yours is.</text:p>
      <text:p text:style-name="P2">Mine is not.</text:p>
      <text:p text:style-name="P2">No, dude. Chill. I'm fine.</text:p>
      <text:p text:style-name="P2">Well, who are the people you talk to when you have a regular <text:soft-page-break/>dream?</text:p>
      <text:p text:style-name="P2">Like just a boring normal dream, and there's a person you're talking to. Who is that?</text:p>
      <text:p text:style-name="P2">It's nobody. Just a projection of your own mind.</text:p>
      <text:p text:style-name="P2">Dream bubbles don't always need to be shared by dreamers or dead people. You can go to sleep and wake up in one alone, reliving an old memory.</text:p>
      <text:p text:style-name="P2">Kind of like a normal dream. Until you remember it's just a memory, which is where we are now.</text:p>
      <text:p text:style-name="P2">Yes, basically.</text:p>
      <text:p text:style-name="P2">Well, yeah. But not quite.</text:p>
      <text:p text:style-name="P2">You could view me as a projection of the real Dirk within your mind, as expressed through all of your thought patterns about him.</text:p>
      <text:p text:style-name="P2">So I'm kind of a splinter of his corporeal self who happens to live in your awareness.</text:p>
      <text:p text:style-name="P2">I'm a startlingly close approximation to the real thing, for all intents and purposes.</text:p>
      <text:p text:style-name="P2">I'm not going to give you a bogus percentage like the glasses cause that's not my shtick.</text:p>
      <text:p text:style-name="P2">But pretty damn close.</text:p>
      <text:p text:style-name="P2">What's messed up about it?</text:p>
      <text:p text:style-name="P2">You were the one who put me here, with your intimate understanding of all his mannerisms and predilections.</text:p>
      <text:p text:style-name="P2">And a splintered existence is pretty much how he rolls.</text:p>
      <text:p text:style-name="P2">This is how shit is bro.</text:p>
      <text:p text:style-name="P2">Jake, what do you even know about someone's actual self?</text:p>
      <text:p text:style-name="P2">What makes it actual? What is "actuality?"</text:p>
      <text:p text:style-name="P2">I'm just saying, this isn't really your field of expertise.</text:p>
      <text:p text:style-name="P2">Dirk is the heart guy. He's the one walking the path of self, even when he doesn't know it. Like right now.</text:p>
      <text:p text:style-name="P2"><text:soft-page-break/>Who says you don't know those things on some level?</text:p>
      <text:p text:style-name="P2">Pages have a lot of untapped potential.</text:p>
      <text:p text:style-name="P2">That's practically all there is to the class, actually.</text:p>
      <text:p text:style-name="P2">But when they eventually find it, look out.</text:p>
      <text:p text:style-name="P2">And the ones who deal in hope? Shit, man.</text:p>
      <text:p text:style-name="P2">I'm scared of you already, and I'm not even real.</text:p>
      <text:p text:style-name="P2">_</text:p>
      <text:p text:style-name="P2">32. JaEn32: =006776</text:p>
      <text:p text:style-name="P2">Yes.</text:p>
      <text:p text:style-name="P2">That's a surprisingly decent observation about me.</text:p>
      <text:p text:style-name="P2">You did do a good job.</text:p>
      <text:p text:style-name="P2">A perfect job, in fact.</text:p>
      <text:p text:style-name="P2">Untapped potential, remember?</text:p>
      <text:p text:style-name="P2">I don't think one of Dirk's splinters could exist nearly as well in anyone's mind other than yours.</text:p>
      <text:p text:style-name="P2">What do you even want to say to him?</text:p>
      <text:p text:style-name="P2">It's not like you can keep any secrets from me here.</text:p>
      <text:p text:style-name="P2">I pretty much am your brain.</text:p>
      <text:p text:style-name="P2">You do realize he's coming for you.</text:p>
      <text:p text:style-name="P2">Dirk. In the real world. The man has his designs.</text:p>
      <text:p text:style-name="P2">Wanna talk about it?</text:p>
      <text:p text:style-name="P2">What better chance is there to try talking about it than with a stunt double for your hyper-aggressive suitor within the safety and privacy of your own mind?</text:p>
      <text:p text:style-name="P2">So there are feelings you don't want to try to put into words, even while you are dwelling entirely within the realm of your own mind?</text:p>
      <text:p text:style-name="P2">What about the spider ghost?</text:p>
      <text:p text:style-name="P2">The girl you saw.</text:p>
      <text:p text:style-name="P2"><text:soft-page-break/>When you got fucking clobbered by Dirk's robot and you passed out.</text:p>
      <text:p text:style-name="P2">You dreamed about a spider ghost alien girl.</text:p>
      <text:p text:style-name="P2">You like her.</text:p>
      <text:p text:style-name="P2">Yeah, and it took all of three seconds for you to fall in love with the cute spider ghost.</text:p>
      <text:p text:style-name="P2">Cause she's been dead for a zillion years, dude.</text:p>
      <text:p text:style-name="P2">That won't change the fact that you like her, let's not pretend it will.</text:p>
      <text:p text:style-name="P2">You're going to make things complicated for yourself.</text:p>
      <text:p text:style-name="P2">Yeah you will. You're too fuckin' wishy washy.</text:p>
      <text:p text:style-name="P2">Between Dirk, spider ghost, Jane...</text:p>
      <text:p text:style-name="P2">Man, poor Jane.</text:p>
      <text:p text:style-name="P2">You tell me.</text:p>
      <text:p text:style-name="P2">What was even the deal with that?</text:p>
      <text:p text:style-name="P2">Uh, yeah. You totally read her like a book.</text:p>
      <text:p text:style-name="P2">Really handled that conversation like a champ.</text:p>
      <text:p text:style-name="P2">Look out bitches. It's Jake "Casanova Ladyslayer" English. He's packing heat, and is frequently able to parse the literal meaning of things women say.</text:p>
      <text:p text:style-name="P2">We're running out of time.</text:p>
      <text:p text:style-name="P2">She'll be here soon.</text:p>
      <text:p text:style-name="P2">No, doofus.</text:p>
      <text:p text:style-name="P2">Spider ghost.</text:p>
      <text:p text:style-name="P2">Look at you. I'm telling you.</text:p>
      <text:p text:style-name="P2">Three damn seconds of ogling an alien in a blue dress, and you're completely hopeless.</text:p>
      <text:p text:style-name="P2">Stop fidgeting around like that. Your hair looks fine.</text:p>
      <text:p text:style-name="P2">Do you want me to tell you how your breath smells?</text:p>
      <text:p text:style-name="P2"><text:soft-page-break/>Ok then.</text:p>
      <text:p text:style-name="P2">You're dreaming, Jake.</text:p>
      <text:p text:style-name="P2">Your breath is only a thing if your brain wants it to be.</text:p>
      <text:p text:style-name="P2">Soon.</text:p>
      <text:p text:style-name="P2">She's been waiting for the right time to enter. Waiting for you to snap out of the memory.</text:p>
      <text:p text:style-name="P2">Clearly the girl has the patience of a saint.</text:p>
      <text:p text:style-name="P2">Will you calm the fuck down?</text:p>
      <text:p text:style-name="P2">I'm a figment of your imagination, and you're still making me nervous.</text:p>
      <text:p text:style-name="P2">You should try to be more polite to me. Seeing as I am a representation of your entire mind, I have complete control over all your basic functions.</text:p>
      <text:p text:style-name="P2">I could trigger a particularly spirited bowel movement right before she gets here, so watch your step.</text:p>
      <text:p text:style-name="P2">Just kidding, dude. Jesus.</text:p>
      <text:p text:style-name="P2">I would never make you shit your pants in front of a girl you liked, even if she does happen to be my chief competition.</text:p>
      <text:p text:style-name="P2">We Dirk splinters can be pretty Machiavellian but we do actually have some fuckin' standards.</text:p>
      <text:p text:style-name="P2">Anyway, she's visiting now to bring you into the loop on some things.</text:p>
      <text:p text:style-name="P2">Important details you should know about your relation to the bigger picture.</text:p>
      <text:p text:style-name="P2">The much, much bigger picture.</text:p>
      <text:p text:style-name="P2">Intuition and the subconscious mind are powerful things when harnessed the right way.</text:p>
      <text:p text:style-name="P2">As for why I don't tell you, why not just let her tell you?</text:p>
      <text:p text:style-name="P2">You're the one with the damn crush on her.</text:p>
      <text:p text:style-name="P2">_</text:p>
      <text:p text:style-name="P2">33. JaEn33: =006777</text:p>
      <text:p text:style-name="P2"><text:soft-page-break/>I know.</text:p>
      <text:p text:style-name="P2">What the fuck are you looking at me for?</text:p>
      <text:p text:style-name="P2">Say something to her, jackass.</text:p>
      <text:p text:style-name="P2">Oh my god. Fine.</text:p>
      <text:p text:style-name="P2">Bro, she can't even see or hear me.</text:p>
      <text:p text:style-name="P2">You're making a fool of yourself.</text:p>
      <text:p text:style-name="P2">I don't know, I guess I didn't think you were going to have a neurotic meltdown at the sight of a girl.</text:p>
      <text:p text:style-name="P2">God dammit, will you just chillax and woo this fucking ghost babe?</text:p>
      <text:p text:style-name="P2">You are totally embarrassing yourself, dude. You're talking to nobody.</text:p>
      <text:p text:style-name="P2">Man, I'm starting to feel bad for spider ghost. Look at her, she's getting uncomfortable.</text:p>
      <text:p text:style-name="P2">You are being so lame, I don't care if I'm a figment of your imagination or not, I can't take this bullshit.</text:p>
      <text:p text:style-name="P2">Either you get your shit together and put the moves on this dead space vixen or I start fucking with your cortex and make you pop a dream boner. </text:p>
      <text:p text:style-name="P2">You don't think I'll do it?</text:p>
      <text:p text:style-name="P2">Sorry Jake. The plan's in motion.</text:p>
      <text:p text:style-name="P2">Next stop, Boner City.</text:p>
      <text:p text:style-name="P2">And you</text:p>
      <text:p text:style-name="P2">...</text:p>
      <text:p text:style-name="P2">...</text:p>
      <text:p text:style-name="P2">...</text:p>
      <text:p text:style-name="P2">...</text:p>
      <text:p text:style-name="P2">Got one.</text:p>
      <text:p text:style-name="P2">Jake, please.</text:p>
      <text:p text:style-name="P2">Members of the juggalo party aren't the only ones who can pitch a <text:soft-page-break/>big tent.</text:p>
      <text:p text:style-name="P2">This is so stupid.</text:p>
      <text:p text:style-name="P2">You are out of your mind. And this is coming from your mind itself.</text:p>
      <text:p text:style-name="P2">I can't even watch this, I'm out of here.</text:p>
      <text:p text:style-name="P2">I wonder what Jack's up to right now.</text:p>
      <text:p text:style-name="P2">Just talk to the girl, ok?</text:p>
      <text:p text:style-name="P2">You have some damage control to do.</text:p>
      <text:p text:style-name="P2">_</text:p>
      <text:p text:style-name="P2">34. JaEn34: =006826</text:p>
      <text:p text:style-name="P2">Dude, just FYI, you've been kind of staring at her.</text:p>
      <text:p text:style-name="P2">I'm not trying to fuck you up here, I promise. But you gotta watch what you're thinking, remember?</text:p>
      <text:p text:style-name="P2">Oh man. No. See that thought you just had? That's exactly what I'm talking about.</text:p>
      <text:p text:style-name="P2">She's a fucking empath, bro. She can pick up on shit like that.</text:p>
      <text:p text:style-name="P2">You have got to be kidding. Did you seriously just think something THAT dirty?</text:p>
      <text:p text:style-name="P2">You must be doing this on purpose to spite me now. I mean, just wow dude. That was x-rated as fuck.</text:p>
      <text:p text:style-name="P2">Don't worry, I'm gone. It's like a goddamn peep show in here and I feel like a sleazy piece of shit watching this from a dark corner of your mind.</text:p>
      <text:p text:style-name="P2">You have a graphic imagination, English. I'm kind of impressed.</text:p>
      <text:p text:style-name="P2">_</text:p>
      <text:p text:style-name="P2">35. JaEn35: =006830</text:p>
      <text:p text:style-name="P2">Realm of limitless wonder?</text:p>
      <text:p text:style-name="P2">God dammit, Jake.</text:p>
      <text:p text:style-name="P2">Your thoughts are wandering again, man.</text:p>
      <text:p text:style-name="P2">Whoa. Yeah.</text:p>
      <text:p text:style-name="P2"><text:soft-page-break/>That gross mushy thought right there.</text:p>
      <text:p text:style-name="P2">Are you even paying attention?</text:p>
      <text:p text:style-name="P2">We've already been through this you hopeless rube.</text:p>
      <text:p text:style-name="P2">You might as well be saying it out loud to her.</text:p>
      <text:p text:style-name="P2">So why don't you?</text:p>
      <text:p text:style-name="P2">I mean, she is pretty hot.</text:p>
      <text:p text:style-name="P2">Man, what the fuck?</text:p>
      <text:p text:style-name="P2">This is a weird fucking train of thought. Can you tell her that?</text:p>
      <text:p text:style-name="P2">I'm going to make you have a seizure and get you to mime the message to her with your spastic gyrations.</text:p>
      <text:p text:style-name="P2">Pelvic thrusts will be my exclamation points.</text:p>
      <text:p text:style-name="P2">Man.</text:p>
      <text:p text:style-name="P2">I'm gonna come out and say it.</text:p>
      <text:p text:style-name="P2">This broad is a total snore.</text:p>
      <text:p text:style-name="P2">You were pretty much yelling.</text:p>
      <text:p text:style-name="P2">If I were real I would be giving you a standing ovation right now.</text:p>
      <text:p text:style-name="P2">5/5 hats.</text:p>
      <text:p text:style-name="P2">Not a chance.</text:p>
      <text:p text:style-name="P2">_</text:p>
      <text:p text:style-name="P2">36. JaEn36: =006831</text:p>
      <text:p text:style-name="P2">Did you hear that, Jake? Aranea wants to do the talking.</text:p>
      <text:p text:style-name="P2">I think your dead girlfriend might be starting to come out of her shell.</text:p>
      <text:p text:style-name="P2">_</text:p>
      <text:p text:style-name="P2">37. JaEn37: =006886</text:p>
      <text:p text:style-name="P2">Dude, is it just me, or is this kind of awkward.</text:p>
      <text:p text:style-name="P2">Why did she even drag you here.</text:p>
      <text:p text:style-name="P2"><text:soft-page-break/>_</text:p>
      <text:p text:style-name="P2">38. MP1; JaEn38: =006890</text:p>
      <text:p text:style-name="P2">I'm not.</text:p>
      <text:p text:style-name="P2">_</text:p>
      <text:p text:style-name="P2">39. JaEn39: =006903</text:p>
      <text:p text:style-name="P2">What?</text:p>
      <text:p text:style-name="P2">Uh, yeah.</text:p>
      <text:p text:style-name="P2">You're just getting that now?</text:p>
      <text:p text:style-name="P2">_</text:p>
      <text:p text:style-name="P2">40. JaEn40: =006904</text:p>
      <text:p text:style-name="P2">Do something?</text:p>
      <text:p text:style-name="P2">No, man. Just sit tight, ok?</text:p>
      <text:p text:style-name="P2">Yeah, but...</text:p>
      <text:p text:style-name="P2">No you don't. Come on, don't be an idiot.</text:p>
      <text:p text:style-name="P2">You didn't go back in time, Jake. Do you even understand what's going on?</text:p>
      <text:p text:style-name="P2">Jake.</text:p>
      <text:p text:style-name="P2">_</text:p>
      <text:p text:style-name="P2">41. JaEn41: =006905</text:p>
      <text:p text:style-name="P2">Jake.</text:p>
      <text:p text:style-name="P2">Jake.</text:p>
      <text:p text:style-name="P2">_</text:p>
      <text:p text:style-name="P2">42. JaEn42: =006906</text:p>
      <text:p text:style-name="P2">Dude, this is completely embarrassing.</text:p>
      <text:p text:style-name="P2">Everyone thinks you're either stupid or insane.</text:p>
      <text:p text:style-name="P2">_</text:p>
      <text:p text:style-name="P2">43. TP1: =006908</text:p>
      <text:p text:style-name="P2"><text:soft-page-break/>?</text:p>
      <text:p text:style-name="P2">The deal with me?</text:p>
      <text:p text:style-name="P2">I'm not sure how to answer that.</text:p>
      <text:p text:style-name="P2">What's the deal with you?</text:p>
      <text:p text:style-name="P2">How are those horns working out for you?</text:p>
      <text:p text:style-name="P2">And also the fact that you're an alien? What's up with that?</text:p>
      <text:p text:style-name="P2">Exactly.</text:p>
      <text:p text:style-name="P2">You didn't see nothin'.</text:p>
      <text:p text:style-name="P2">_</text:p>
      <text:p text:style-name="P2">44. TP2: =006913</text:p>
      <text:p text:style-name="P2">So...</text:p>
      <text:p text:style-name="P2">I'm still here, right?</text:p>
      <text:p text:style-name="P2">Even though Jake woke up?</text:p>
      <text:p text:style-name="P2">Ok, just making sure.</text:p>
      <text:p text:style-name="P2">God my existence is weird.</text:p>
      <text:p text:style-name="P2">_</text:p>
      <text:p text:style-name="P2">45. TP3: =007105</text:p>
      <text:p text:style-name="P2">Hey. You're kind of breathing down my neck there.</text:p>
      <text:p text:style-name="P2">Yes you are.</text:p>
      <text:p text:style-name="P2">Are you sniffing me?</text:p>
      <text:p text:style-name="P2">It sounds like you're sniffing me.</text:p>
      <text:p text:style-name="P2">Do you really have to stand so close?</text:p>
      <text:p text:style-name="P2">You just inched a little closer. Just now.</text:p>
      <text:p text:style-name="P2">Ok, you just took a big fucking sniff.</text:p>
      <text:p text:style-name="P2">Cut that out.</text:p>
      <text:p text:style-name="P2">Wait.</text:p>
      <text:p text:style-name="P2">Shut up.</text:p>
      <text:p text:style-name="P2"><text:soft-page-break/>Ok, something's happening.</text:p>
      <text:p text:style-name="P2">I feel weird.</text:p>
      <text:p text:style-name="P2">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1">Act 6 Act 6</text:p>
      <text:p text:style-name="P2">_</text:p>
      <text:p text:style-name="P1">Act 6 Act 6 Intermission 1</text:p>
      <text:p text:style-name="P2">_</text:p>
      <text:p text:style-name="P2">46. JaEn43: =008343</text:p>
      <text:p text:style-name="P2">Ew, dude.</text:p>
      <text:p text:style-name="P2">Don't blow your nose on your cape.</text:p>
      <text:p text:style-name="P2"><text:soft-page-break/>_</text:p>
      <text:p text:style-name="P2">47. JaEn44: =008344</text:p>
      <text:p text:style-name="P2">Sorry, man. I'd like to help you out.</text:p>
      <text:p text:style-name="P2">But I'm not real.</text:p>
      <text:p text:style-name="P2">I'm only as real as your ability to believe in me.</text:p>
      <text:p text:style-name="P2">Yeah right.</text:p>
      <text:p text:style-name="P3"><text:span text:style-name="T1">You've never </text:span><text:span text:style-name="T3">really </text:span><text:span text:style-name="T1">believed in anyone your whole life, and you know it.</text:span></text:p>
      <text:p text:style-name="P2">Everything's always about you. Don't you remember? You already had this epiphany, dingus.</text:p>
      <text:p text:style-name="P2">I could only become truly real if you ever managed to harness those bomb as shit hope powers she mentioned.</text:p>
      <text:p text:style-name="P2">Then again, if you actually did that, you wouldn't even need my help.</text:p>
      <text:p text:style-name="P2">Will you stop crying?</text:p>
      <text:p text:style-name="P2">It's reflecting poorly on both of us.</text:p>
      <text:p text:style-name="P2">Hey.</text:p>
      <text:p text:style-name="P2">Did you shave your legs?</text:p>
      <text:p text:style-name="P2">God damn.</text:p>
      <text:p text:style-name="P2">They're so smooth.</text:p>
      <text:p text:style-name="P2">A car could swerve outta control on those gams.</text:p>
      <text:p text:style-name="P2">Yeah. The little poofy asshole pants. I know.</text:p>
      <text:p text:style-name="P2">Yeah.</text:p>
      <text:p text:style-name="P2">No.</text:p>
      <text:p text:style-name="P2">_</text:p>
      <text:p text:style-name="P2">48. JaEn45: =008345</text:p>
      <text:p text:style-name="P2">She has a point there.</text:p>
      <text:p text:style-name="P2">Dude, would you quit bawling already?</text:p>
      <text:p text:style-name="P2"><text:soft-page-break/>Stand up like a man, and punch her in the face or something.</text:p>
      <text:p text:style-name="P2">_</text:p>
      <text:p text:style-name="P1">Act 6 Act 6 Act 2</text:p>
      <text:p text:style-name="P2">_</text:p>
      <text:p text:style-name="P1">Act 6 Act 6 Intermission 2</text:p>
      <text:p text:style-name="P2">_</text:p>
      <text:p text:style-name="P2">49. ArSe1: =008591</text:p>
      <text:p text:style-name="P2">You can't sense what ain't real.</text:p>
      <text:p text:style-name="P2">That's because my buddy Jake just helped me become a whole hell of a lot less fake.</text:p>
      <text:p text:style-name="P2">You see,</text:p>
      <text:p text:style-name="P2">He believes in me.</text:p>
      <text:p text:style-name="P2">Holy shit.</text:p>
      <text:p text:style-name="P2">Can you stop saying stuff?</text:p>
      <text:p text:style-name="P2">_</text:p>
      <text:p text:style-name="P2">50. ArSe2; JaEn46: =008592</text:p>
      <text:p text:style-name="P2">I am Brain Ghost Dirk.</text:p>
      <text:p text:style-name="P2">You kissed my boyfriend.</text:p>
      <text:p text:style-name="P2">Prepare to die.</text:p>
      <text:p text:style-name="P2">Not helping, dude.</text:p>
      <text:p text:style-name="P2">_</text:p>
      <text:p text:style-name="P2">51. ArSe3: =008605</text:p>
      <text:p text:style-name="P2">...</text:p>
      <text:p text:style-name="P2">_</text:p>
      <text:p text:style-name="P2">52. ArSe4: =008641</text:p>
      <text:p text:style-name="P2">Ugh.</text:p>
      <text:p text:style-name="P2">Shut up.</text:p>
      <text:p text:style-name="P2"><text:soft-page-break/>_</text:p>
      <text:p text:style-name="P2">53. ArSe5: =008642</text:p>
      <text:p text:style-name="P2">I'm not going to cut off your arm.</text:p>
      <text:p text:style-name="P2">It's such an obvious trap.</text:p>
      <text:p text:style-name="P2">You'll just put me to sleep or something. With your psychic powers, or maybe a long story.</text:p>
      <text:p text:style-name="P2">I have a better idea.</text:p>
      <text:p text:style-name="P2">_</text:p>
      <text:p text:style-name="P2">54. ArSe6: =008643</text:p>
      <text:p text:style-name="P2">If I can't get the ring off your finger,</text:p>
      <text:p text:style-name="P2">_</text:p>
      <text:p text:style-name="P2">55. ArSe7: =008644</text:p>
      <text:p text:style-name="P2">I'll rip the soul out of your body.</text:p>
      <text:p text:style-name="P2">_</text:p>
      <text:p text:style-name="P2">56. JaEn47: =008650</text:p>
      <text:p text:style-name="P2">JAKE, YOUR HOPE FIELD IS DISSIPATING!</text:p>
      <text:p text:style-name="P2">COME ON MAN, YOU DON'T NEED TO RELY ON HER TO KEEP BELIEVING!</text:p>
      <text:p text:style-name="P2">TRY AND HOLD YOUR SHIT TOGETHER FOR JUST A LITTLE LONGER!</text:p>
      <text:p text:style-name="P3"><text:span text:style-name="T1">GOD </text:span><text:span text:style-name="T3">DAMN </text:span><text:span text:style-name="T1">IT, JAKE!</text:span></text:p>
      <text:p text:style-name="P2">_</text:p>
      <text:p text:style-name="P2">57. RL1: =008651</text:p>
      <text:p text:style-name="P2">...</text:p>
      <text:p text:style-name="P2">_</text:p>
      <text:p text:style-name="P2">58. RL2: =008652</text:p>
      <text:p text:style-name="P2">GET HER THE FUCK OUT OF HERE!</text:p>
      <text:p text:style-name="P2">_</text:p>
      <text:p text:style-name="P2">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8" meta:paragraph-count="782" meta:word-count="8031" meta:character-count="43472"/>
    <meta:generator>OpenOffice/4.1.2$Win32 OpenOffice.org_project/412m3$Build-9782</meta:generator>
  </office:meta>
</office:document-meta>
</file>